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60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9cm" fo:min-width="2.465cm" fo:padding-top="0.142cm" fo:padding-bottom="0.142cm" fo:padding-left="0.267cm" fo:padding-right="0.26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85cm" fo:min-width="0.77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57cm" fo:min-width="0.742cm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9cm" fo:min-width="2.016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2.133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12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svg:stroke-width="0.035cm" draw:marker-start="Arrow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1.244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0.73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05cm" fo:min-width="2.387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3.657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imSun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style:font-name="SimSu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style:font-name="SimSun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SimSun" fo:font-size="12pt" style:font-size-asian="12pt" style:font-size-complex="12pt"/>
    </style:style>
    <style:style style:name="T1" style:family="text">
      <style:text-properties style:font-name="SimSu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56cm" svg:y1="5.191cm" svg:x2="16.494cm" svg:y2="5.191cm">
          <text:p/>
        </draw:line>
        <draw:custom-shape draw:style-name="gr2" draw:text-style-name="P3" draw:layer="layout" svg:width="1.143cm" svg:height="0.508cm" svg:x="4.683cm" svg:y="4.175cm">
          <text:p text:style-name="P2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91cm" svg:height="1.397cm" svg:x="8.62cm" svg:y="2.778cm">
          <text:p text:style-name="P4"><text:span text:style-name="T1">Cli</text:span><text:span text:style-name="T1">ent</text:span></text:p>
          <text:p text:style-name="P4"><text:span text:style-name="T1">Sof</text:span><text:span text:style-name="T1">twa</text:span><text:span text:style-name="T1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0.635cm" svg:x="7.604cm" svg:y="4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0.017cm" svg:y="4.4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7cm" svg:height="0.635cm" svg:x="12.43cm" svg:y="4.42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56cm" svg:y1="7.223cm" svg:x2="16.494cm" svg:y2="7.223cm">
          <text:p/>
        </draw:line>
        <draw:custom-shape draw:style-name="gr6" draw:text-style-name="P5" xml:id="id1" draw:id="id1" draw:layer="layout" svg:width="3.556cm" svg:height="1.397cm" svg:x="8.87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svg:x1="12.43cm" svg:y1="8.302cm" svg:x2="12.43cm" svg:y2="8.302cm" draw:start-shape="id1" draw:end-shape="id1" svg:d="M12430 8302z" svg:viewBox="0 0 1 1">
          <text:p/>
        </draw:connector>
        <draw:path draw:style-name="gr7" draw:text-style-name="P1" draw:layer="layout" svg:width="1.354cm" svg:height="0.338cm" draw:transform="rotate (-1.32575209981489) translate (10.017cm 7.604cm)" svg:viewBox="0 0 1355 339" svg:d="M0 0c524 0 1355 339 1355 339">
          <text:p/>
        </draw:path>
        <draw:path draw:style-name="gr7" draw:text-style-name="P1" draw:layer="layout" svg:width="1.344cm" svg:height="0.398cm" draw:transform="rotate (-1.76819306519546) translate (11.5507706929871cm 7.68215461756232cm)" svg:viewBox="0 0 1345 399" svg:d="M0 399c648 0 1345-399 1345-399">
          <text:p/>
        </draw:path>
        <draw:custom-shape draw:style-name="gr8" draw:text-style-name="P3" draw:layer="layout" svg:width="2.667cm" svg:height="0.508cm" svg:x="13.446cm" svg:y="8.874cm">
          <text:p text:style-name="P2"><text:span text:style-name="T1">endpoin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446cm" svg:y1="9.128cm" svg:x2="9.636cm" svg:y2="8.62cm">
          <text:p/>
        </draw:line>
        <draw:line draw:style-name="gr9" draw:text-style-name="P1" draw:layer="layout" svg:x1="13.446cm" svg:y1="9.128cm" svg:x2="10.652cm" svg:y2="8.493cm">
          <text:p/>
        </draw:line>
        <draw:line draw:style-name="gr9" draw:text-style-name="P1" draw:layer="layout" svg:x1="13.446cm" svg:y1="9.128cm" svg:x2="11.795cm" svg:y2="8.366cm">
          <text:p/>
        </draw:line>
        <draw:custom-shape draw:style-name="gr10" draw:text-style-name="P5" draw:layer="layout" svg:width="0.889cm" svg:height="0.254cm" svg:x="7.858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89cm" svg:height="0.254cm" svg:x="10.2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89cm" svg:height="0.254cm" svg:x="12.684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89cm" svg:height="0.254cm" svg:x="11.28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89cm" svg:height="0.254cm" svg:x="10.14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889cm" svg:height="0.254cm" svg:x="9.001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7.858cm" svg:y1="5.064cm" svg:x2="9.001cm" svg:y2="7.858cm">
          <text:p/>
        </draw:line>
        <draw:line draw:style-name="gr11" draw:text-style-name="P1" draw:layer="layout" svg:x1="8.747cm" svg:y1="5.064cm" svg:x2="9.89cm" svg:y2="7.858cm">
          <text:p/>
        </draw:line>
        <draw:line draw:style-name="gr11" draw:text-style-name="P1" draw:layer="layout" svg:x1="10.271cm" svg:y1="5.064cm" svg:x2="10.144cm" svg:y2="7.604cm">
          <text:p/>
        </draw:line>
        <draw:line draw:style-name="gr11" draw:text-style-name="P1" draw:layer="layout" svg:x1="11.16cm" svg:y1="5.064cm" svg:x2="11.033cm" svg:y2="7.604cm">
          <text:p/>
        </draw:line>
        <draw:line draw:style-name="gr11" draw:text-style-name="P1" draw:layer="layout" svg:x1="12.684cm" svg:y1="5.064cm" svg:x2="11.287cm" svg:y2="7.858cm">
          <text:p/>
        </draw:line>
        <draw:line draw:style-name="gr11" draw:text-style-name="P1" draw:layer="layout" svg:x1="13.573cm" svg:y1="5.064cm" svg:x2="12.176cm" svg:y2="7.858cm">
          <text:p/>
        </draw:line>
        <draw:custom-shape draw:style-name="gr10" draw:text-style-name="P5" draw:layer="layout" svg:width="0.889cm" svg:height="0.254cm" svg:x="10.144cm" svg:y="7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382cm" svg:y1="7.731cm" svg:x2="8.239cm" svg:y2="5.191cm">
          <text:p/>
        </draw:line>
        <draw:line draw:style-name="gr12" draw:text-style-name="P1" draw:layer="layout" svg:x1="10.652cm" svg:y1="7.477cm" svg:x2="10.779cm" svg:y2="5.191cm">
          <text:p/>
        </draw:line>
        <draw:line draw:style-name="gr12" draw:text-style-name="P1" draw:layer="layout" svg:x1="11.795cm" svg:y1="7.731cm" svg:x2="13.192cm" svg:y2="5.191cm">
          <text:p/>
        </draw:line>
        <draw:custom-shape draw:style-name="gr13" draw:text-style-name="P3" draw:layer="layout" svg:width="1.778cm" svg:height="0.508cm" svg:x="15.097cm" svg:y="4.175cm">
          <text:p text:style-name="P2"><text:span text:style-name="T1">Buffers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097cm" svg:y1="4.429cm" svg:x2="13.827cm" svg:y2="4.683cm">
          <text:p/>
        </draw:line>
        <draw:custom-shape draw:style-name="gr14" draw:text-style-name="P3" draw:layer="layout" svg:width="1.27cm" svg:height="0.508cm" svg:x="4.81cm" svg:y="6.08cm">
          <text:p text:style-name="P2"><text:span text:style-name="T1">Pipes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08cm" svg:y1="6.207cm" svg:x2="8.112cm" svg:y2="5.572cm">
          <text:p/>
        </draw:line>
        <draw:custom-shape draw:style-name="gr15" draw:text-style-name="P3" draw:layer="layout" svg:width="2.921cm" svg:height="0.889cm" svg:x="14.589cm" svg:y="5.699cm">
          <text:p text:style-name="P2"><text:span text:style-name="T1">Communication</text:span></text:p>
          <text:p text:style-name="P2"><text:span text:style-name="T1">Flows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589cm" svg:y1="6.461cm" svg:x2="8.747cm" svg:y2="6.461cm">
          <text:p/>
        </draw:line>
        <draw:line draw:style-name="gr9" draw:text-style-name="P1" draw:layer="layout" svg:x1="14.59cm" svg:y1="6.461cm" svg:x2="10.779cm" svg:y2="5.953cm">
          <text:p/>
        </draw:line>
        <draw:line draw:style-name="gr9" draw:text-style-name="P1" draw:layer="layout" svg:x1="14.591cm" svg:y1="6.403cm" svg:x2="12.811cm" svg:y2="5.826cm">
          <text:p/>
        </draw:line>
        <draw:custom-shape draw:style-name="gr16" draw:text-style-name="P3" draw:layer="layout" svg:width="4.191cm" svg:height="0.508cm" svg:x="4.302cm" svg:y="7.985cm">
          <text:p text:style-name="P2"><text:span text:style-name="T1">USB Logical Device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302cm" svg:height="0.762cm" svg:x="9.001cm" svg:y="9.128cm">
          <draw:text-box>
            <text:p text:style-name="P6"><text:span text:style-name="T1">Interfa</text:span><text:span text:style-name="T1">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6T13:54:40.052206317</meta:creation-date>
    <dc:date>2020-05-16T14:53:34.261642068</dc:date>
    <meta:editing-duration>PT38M3S</meta:editing-duration>
    <meta:editing-cycles>1</meta:editing-cycles>
    <meta:document-statistic meta:object-count="41"/>
    <meta:generator>LibreOffice/6.0.7.3$Linux_X86_64 LibreOffice_project/00m0$Build-3</meta:generator>
  </office:meta>
</office:document-meta>
</file>